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1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3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Procs</text:p>
          </table:table-cell>
          <table:table-cell table:style-name="ce1" office:value-type="string" calcext:value-type="string">
            <text:p>Buffs</text:p>
          </table:table-cell>
          <table:table-cell table:style-name="ce1" office:value-type="string" calcext:value-type="string">
            <text:p>Attacks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Pass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 Att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ry Man for Himsel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ass Resurrec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bile Bank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vive Battle Pe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oo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asty Hearth</text:p>
          </table:table-cell>
        </table:table-row>
        <table:table-row table:style-name="ro1">
          <table:table-cell/>
          <table:table-cell office:value-type="string" calcext:value-type="string">
            <text:p>Alter Ti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mplify Magi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cane Barr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ane Bl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ane Brillian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cane Explos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ane Missi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ane Pow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lin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e of Col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jure Refreshme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jure Refreshment Ta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nterspel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voc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ost Nov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ce Bloc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ce Flo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isibilit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ther Tempe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ymorp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r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nce of Mi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move Cu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ng of Fro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e of Pow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lo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low Fal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ellstea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War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22:09:10.779000000</meta:creation-date>
    <dc:date>2014-12-17T22:20:04.378000000</dc:date>
    <meta:editing-duration>PT10M53S</meta:editing-duration>
    <meta:editing-cycles>1</meta:editing-cycles>
    <meta:document-statistic meta:table-count="1" meta:cell-count="43" meta:object-count="0"/>
    <meta:generator>LibreOffice/4.3.4.1$Windows_x86 LibreOffice_project/bc356b2f991740509f321d70e4512a6a54c5f243</meta:generator>
  </office:meta>
</office:document-meta>
</file>